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Liberation Sans1"/>
    </style:style>
    <style:style style:name="ce5" style:family="table-cell" style:parent-style-name="Default" style:data-style-name="N4"/>
    <style:style style:name="ce6" style:family="table-cell" style:parent-style-name="Default" style:data-style-name="N110"/>
    <style:style style:name="ce7" style:family="table-cell" style:parent-style-name="Default" style:data-style-name="N111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9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orked Example | Design of RC beams for Torsion (adapted to EHE-08)</text:p>
          </table:table-cell>
          <table:covered-table-cell table:number-columns-repeated="8"/>
        </table:table-row>
        <table:table-row table:style-name="ro2">
          <table:table-cell office:value-type="string" calcext:value-type="string">
            <text:p><text:a xlink:href="https://structville.com/2021/01/worked-example-design-of-rc-beams-for-torsion-en-1992-12004.html" xlink:type="simple">https://structville.com/2021/01/worked-example-design-of-rc-beams-for-torsion-en-1992-12004.html</text:a>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 table:number-columns-spanned="9" table:number-rows-spanned="1">
            <text:p>EXAMPLE 6.7 Shear – Torsion interaction diagrams [EC2 clause 6].</text:p>
          </table:table-cell>
          <table:covered-table-cell table:number-columns-repeated="8"/>
        </table:table-row>
        <table:table-row table:style-name="ro2">
          <table:table-cell table:style-name="ce10" office:value-type="string" calcext:value-type="string" table:number-columns-spanned="3" table:number-rows-spanned="1">
            <text:p>Cross-section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style-name="ce3"/>
          <table:table-cell office:value-type="string" calcext:value-type="string">
            <text:p>b=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width.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h=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depth.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 table:number-columns-spanned="3" table:number-rows-spanned="1">
            <text:p>Materials</text:p>
          </table:table-cell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>
            <text:p>fck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pha_cc=</text:p>
          </table:table-cell>
          <table:table-cell table:style-name="ce5" office:value-type="float" office:value="0.85" calcext:value-type="float">
            <text:p>0.85</text:p>
          </table:table-cell>
          <table:table-cell/>
          <table:table-cell office:value-type="string" calcext:value-type="string">
            <text:p>Coefficient taking account of long term effects on the compressive strength and of unfavourable effects resulting from the way the load is applie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mma_c=</text:p>
          </table:table-cell>
          <table:table-cell table:formula="of:=1.5" office:value-type="float" office:value="1.5" calcext:value-type="float">
            <text:p>1.5</text:p>
          </table:table-cell>
          <table:table-cell/>
          <table:table-cell office:value-type="string" calcext:value-type="string">
            <text:p>Concrete partial safety fa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d=</text:p>
          </table:table-cell>
          <table:table-cell table:style-name="ce5" table:formula="of:=[.C9]*[.C8]/[.C10]" office:value-type="float" office:value="15.8666666666667" calcext:value-type="float">
            <text:p>15.87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1cd=</text:p>
          </table:table-cell>
          <table:table-cell table:style-name="ce5" table:formula="of:=0.6*[.C11]" office:value-type="float" office:value="9.52" calcext:value-type="float">
            <text:p>9.52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Concrete’s compression strength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tm=</text:p>
          </table:table-cell>
          <table:table-cell table:style-name="ce5" table:formula="of:=0.3*[.C8]^(2/3)" office:value-type="float" office:value="2.76626177523507" calcext:value-type="float">
            <text:p>2.77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Mean value of axial strength of conc. – cl.3.1.6(2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tk,0.05=</text:p>
          </table:table-cell>
          <table:table-cell table:style-name="ce5" table:formula="of:=0.7*[.C13]" office:value-type="float" office:value="1.93638324266455" calcext:value-type="float">
            <text:p>1.94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Characteristic axial strength of conc. (5% fractile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t=</text:p>
          </table:table-cell>
          <table:table-cell table:style-name="ce5" office:value-type="float" office:value="1" calcext:value-type="float">
            <text:p>1.00</text:p>
          </table:table-cell>
          <table:table-cell/>
          <table:table-cell office:value-type="string" calcext:value-type="string">
            <text:p>Tensile strength coefficient – cl.3.1.6(2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td=</text:p>
          </table:table-cell>
          <table:table-cell table:style-name="ce5" table:formula="of:=[.C15]*[.C14]/[.C10]" office:value-type="float" office:value="1.29092216177636" calcext:value-type="float">
            <text:p>1.29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Design axial strength of concrete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yk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gamma_y=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Steel partial safety factor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yd=</text:p>
          </table:table-cell>
          <table:table-cell table:style-name="ce5" table:formula="of:=[.C17]/[.C18]" office:value-type="float" office:value="434.782608695652" calcext:value-type="float">
            <text:p>434.78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ytd=</text:p>
          </table:table-cell>
          <table:table-cell table:style-name="ce5" table:formula="of:=MIN([.C19];400)" office:value-type="float" office:value="400" calcext:value-type="float">
            <text:p>400.00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Reinforcement</text:p>
          </table:table-cell>
          <table:table-cell/>
          <table:table-cell table:style-name="ce5"/>
          <table:table-cell table:number-columns-repeated="6"/>
        </table:table-row>
        <table:table-row table:style-name="ro2">
          <table:table-cell/>
          <table:table-cell office:value-type="string" calcext:value-type="string">
            <text:p>Asl=</text:p>
          </table:table-cell>
          <table:table-cell table:style-name="ce6" office:value-type="float" office:value="0.001788" calcext:value-type="float">
            <text:p>1.79E-0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orsion longitudinal reinforcement are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sw=</text:p>
          </table:table-cell>
          <table:table-cell table:style-name="ce6" office:value-type="float" office:value="0.000188" calcext:value-type="float">
            <text:p>188.00E-06</text:p>
          </table:table-cell>
          <table:table-cell office:value-type="string" calcext:value-type="string">
            <text:p>m2/m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rsional parameter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=</text:p>
          </table:table-cell>
          <table:table-cell table:formula="of:=[.C6]*[.C5]" office:value-type="float" office:value="0.24" calcext:value-type="float">
            <text:p>0.24</text:p>
          </table:table-cell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=</text:p>
          </table:table-cell>
          <table:table-cell table:formula="of:=2*([.C5]+[.C6])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_ef=</text:p>
          </table:table-cell>
          <table:table-cell table:style-name="ce7" table:formula="of:=[.C25]/[.C26]" office:value-type="float" office:value="0.12" calcext:value-type="float">
            <text:p>0.1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ective thickness of walls – cl.6.3.2(1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=</text:p>
          </table:table-cell>
          <table:table-cell table:style-name="ce7" table:formula="of:=([.C6]-[.C27])*([.C5]-[.C27])" office:value-type="float" office:value="0.1344" calcext:value-type="float">
            <text:p>0.134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rea enclosed by centre lines of walls – cl.6.3.2(1);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_k=</text:p>
          </table:table-cell>
          <table:table-cell table:style-name="ce7" table:formula="of:=2*(([.C5]-[.C27])+([.C6]-[.C27]))" office:value-type="float" office:value="1.52" calcext:value-type="float">
            <text:p>1.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imeter – cl.6.3.2(3);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=</text:p>
          </table:table-cell>
          <table:table-cell table:style-name="ce7" table:formula="of:=0.6*(1-[.C8]/250)" office:value-type="float" office:value="0.5328" calcext:value-type="float">
            <text:p>0.5328</text:p>
          </table:table-cell>
          <table:table-cell/>
          <table:table-cell office:value-type="string" calcext:value-type="string">
            <text:p>Strength reduction factor for concrete cracked in sh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lpha_cw=</text:p>
          </table:table-cell>
          <table:table-cell table:style-name="ce7" office:value-type="float" office:value="1" calcext:value-type="float">
            <text:p>1.0000</text:p>
          </table:table-cell>
          <table:table-cell/>
          <table:table-cell office:value-type="string" calcext:value-type="string">
            <text:p>Coefficient taking account of the state of the stress in the compression chor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heta=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Angle of compression strut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tg(theta)=</text:p>
          </table:table-cell>
          <table:table-cell table:style-name="ce5" table:formula="of:=1/TAN(RADIANS([.C32]))" office:value-type="float" office:value="2.500178362257" calcext:value-type="float">
            <text:p>2.5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orsional resistance (Section 6.3, EC2)</text:p>
          </table:table-cell>
          <table:table-cell table:number-columns-repeated="8"/>
        </table:table-row>
        <table:table-row table:style-name="ro2">
          <table:table-cell table:style-name="ce4"/>
          <table:table-cell office:value-type="string" calcext:value-type="string">
            <text:p>K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efficient which depends on the axial force defined in sub-paragraph 44.2.3.1.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3" office:value-type="string" calcext:value-type="string">
            <text:p>α=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0.60 if there are stirrups only along the external circumference of the member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 table:formula="of:=2*[.C30]*[.C11]" office:value-type="float" office:value="16.90752" calcext:value-type="float">
            <text:p>16.9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[.C28]*[.C27]*1000000" office:value-type="float" office:value="16128" calcext:value-type="float">
            <text:p>16,128.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SIN(RADIANS([.C32]))*COS(RADIANS([.C32]))" office:value-type="float" office:value="0.344809771867835" calcext:value-type="float">
            <text:p>0.34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Tu1=</text:p>
          </table:table-cell>
          <table:table-cell table:style-name="ce8" table:formula="of:=2*[.C35]*[.C36]*[.C12]*[.C28]*[.C27]*[.C33]/(1+[.C33]^2)*1000" office:value-type="float" office:value="63.5299150158191" calcext:value-type="float">
            <text:p>63.53</text:p>
          </table:table-cell>
          <table:table-cell table:style-name="ce4" office:value-type="string" calcext:value-type="string">
            <text:p>kN.m</text:p>
          </table:table-cell>
          <table:table-cell table:style-name="ce4" office:value-type="string" calcext:value-type="string">
            <text:p>Design torsional resistance moment according to expression clause 45.2.2.1 of EC2.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calcext:value-type="string">
            <text:p>Torsional resistance of the concrete alone</text:p>
          </table:table-cell>
          <table:table-cell/>
          <table:table-cell table:style-name="ce9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Tu3=</text:p>
          </table:table-cell>
          <table:table-cell table:style-name="ce5" table:formula="of:=[.C22]*2*[.C28]*[.C20]/[.C29]*TAN(RADIANS([.C32]))*1000" office:value-type="float" office:value="50.5873803219522" calcext:value-type="float">
            <text:p>50.59</text:p>
          </table:table-cell>
          <table:table-cell office:value-type="string" calcext:value-type="string">
            <text:p>kN.m</text:p>
          </table:table-cell>
          <table:table-cell office:value-type="string" calcext:value-type="string">
            <text:p>Maximum torsional resist moment due to longitudinal reinforceme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u2=</text:p>
          </table:table-cell>
          <table:table-cell table:style-name="ce5" table:formula="of:=[.C23]*2*[.C28]*[.C20]/TAN(RADIANS([.C32]))*1000" office:value-type="float" office:value="50.5380053718561" calcext:value-type="float">
            <text:p>50.54</text:p>
          </table:table-cell>
          <table:table-cell office:value-type="string" calcext:value-type="string">
            <text:p>kN.m</text:p>
          </table:table-cell>
          <table:table-cell office:value-type="string" calcext:value-type="string">
            <text:p>Maximum torsional resist moment due to transverse reinforceme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w,max=</text:p>
          </table:table-cell>
          <table:table-cell table:formula="of:=MIN([.C29]/8;[.C6];[.C5])" office:value-type="float" office:value="0.19" calcext:value-type="float">
            <text:p>0.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imum spacing for torsion shear reinforcement.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9"/>
          <table:table-cell table:number-columns-repeated="6"/>
        </table:table-row>
        <table:table-row table:style-name="ro2" table:number-rows-repeated="6">
          <table:table-cell table:number-columns-repeated="9"/>
        </table:table-row>
        <table:table-row table:style-name="ro2">
          <table:table-cell table:number-columns-repeated="2"/>
          <table:table-cell office:value-type="float" office:value="94.0242742234122" calcext:value-type="float">
            <text:p>94.02427422341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8-03T11:17:58.238777515</meta:creation-date>
    <dc:date>2025-08-03T15:25:11.065490858</dc:date>
    <dc:creator>Luis C. Pérez Tato</dc:creator>
    <meta:editing-duration>PT1H52M</meta:editing-duration>
    <meta:editing-cycles>25</meta:editing-cycles>
    <meta:generator>LibreOffice/7.3.7.2$Linux_X86_64 LibreOffice_project/30$Build-2</meta:generator>
    <meta:document-statistic meta:table-count="1" meta:cell-count="122" meta:object-count="0"/>
  </office:meta>
</office:document-meta>
</file>